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Segoe UI Symbol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WWNum1"/>
    <style:style style:name="P2" style:family="paragraph" style:parent-style-name="Standard" style:list-style-name="WWNum1">
      <style:text-properties officeooo:paragraph-rsid="0088990c"/>
    </style:style>
    <style:style style:name="P3" style:family="paragraph" style:parent-style-name="Standard" style:list-style-name="WWNum1">
      <style:text-properties officeooo:paragraph-rsid="00b6caa9"/>
    </style:style>
    <style:style style:name="P4" style:family="paragraph" style:parent-style-name="Standard" style:list-style-name="WWNum1">
      <style:text-properties officeooo:paragraph-rsid="00cb8ac8"/>
    </style:style>
    <style:style style:name="P5" style:family="paragraph" style:parent-style-name="Standard" style:list-style-name="WWNum1">
      <style:text-properties officeooo:rsid="002bb704"/>
    </style:style>
    <style:style style:name="P6" style:family="paragraph" style:parent-style-name="Standard" style:master-page-name="First_20_Page">
      <loext:graphic-properties draw:fill="none"/>
      <style:paragraph-properties fo:margin-left="0in" fo:margin-right="0in" fo:line-height="100%" fo:text-align="center" style:justify-single-word="false" fo:text-indent="0in" style:auto-text-indent="false" style:page-number="auto" fo:background-color="transparent"/>
      <style:text-properties style:font-name="Times New Roman" fo:font-size="14pt" officeooo:rsid="001e342b" officeooo:paragraph-rsid="001e342b" style:font-size-asian="14pt" style:font-size-complex="14pt"/>
    </style:style>
    <style:style style:name="P7" style:family="paragraph" style:parent-style-name="Standard" style:list-style-name="">
      <style:paragraph-properties fo:margin-left="0in" fo:margin-right="0in" fo:text-indent="0in" style:auto-text-indent="false"/>
    </style:style>
    <style:style style:name="P8" style:family="paragraph" style:parent-style-name="Standard" style:list-style-name="">
      <style:paragraph-properties fo:margin-left="0in" fo:margin-right="0in" fo:text-indent="0in" style:auto-text-indent="false"/>
      <style:text-properties style:font-name="Times New Roman" style:text-underline-style="none" fo:font-weight="normal" officeooo:rsid="002d0ce8" style:font-weight-asian="normal" style:font-weight-complex="normal"/>
    </style:style>
    <style:style style:name="P9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center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normal" style:text-underline-style="none" fo:font-weight="bold" officeooo:rsid="002d0ce8" officeooo:paragraph-rsid="002d0ce8" style:font-style-asian="normal" style:font-weight-asian="bold" style:font-style-complex="normal" style:font-weight-complex="bold"/>
    </style:style>
    <style:style style:name="P10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normal" style:text-underline-style="none" fo:font-weight="normal" officeooo:rsid="00630839" officeooo:paragraph-rsid="00630839" style:font-style-asian="normal" style:font-weight-asian="normal" style:font-style-complex="normal" style:font-weight-complex="normal"/>
    </style:style>
    <style:style style:name="P11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normal" style:text-underline-style="none" fo:font-weight="normal" officeooo:rsid="003af6cc" officeooo:paragraph-rsid="00654916" style:font-style-asian="normal" style:font-weight-asian="normal" style:font-style-complex="normal" style:font-weight-complex="normal"/>
    </style:style>
    <style:style style:name="P12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normal" fo:font-weight="normal" officeooo:rsid="0045f876" officeooo:paragraph-rsid="00654916" style:font-style-asian="normal" style:font-weight-asian="normal" style:font-style-complex="normal" style:font-weight-complex="normal"/>
    </style:style>
    <style:style style:name="P13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normal" fo:font-weight="normal" officeooo:rsid="003af6cc" officeooo:paragraph-rsid="00654916" style:font-style-asian="normal" style:font-weight-asian="normal" style:font-style-complex="normal" style:font-weight-complex="normal"/>
    </style:style>
    <style:style style:name="P14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normal" fo:font-weight="normal" officeooo:rsid="00a446bf" officeooo:paragraph-rsid="00a446bf" style:font-style-asian="normal" style:font-weight-asian="normal" style:font-style-complex="normal" style:font-weight-complex="normal"/>
    </style:style>
    <style:style style:name="P15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normal" fo:font-weight="bold" officeooo:rsid="00488ed4" officeooo:paragraph-rsid="00654916" style:font-style-asian="normal" style:font-weight-asian="bold" style:font-style-complex="normal" style:font-weight-complex="bold"/>
    </style:style>
    <style:style style:name="P16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normal" fo:font-weight="bold" officeooo:rsid="004e4a26" officeooo:paragraph-rsid="00654916" style:font-style-asian="normal" style:font-weight-asian="bold" style:font-style-complex="normal" style:font-weight-complex="bold"/>
    </style:style>
    <style:style style:name="P17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center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italic" style:text-underline-style="none" fo:font-weight="normal" officeooo:rsid="0062e8d8" officeooo:paragraph-rsid="0062e8d8" style:font-style-asian="italic" style:font-weight-asian="normal" style:font-style-complex="italic" style:font-weight-complex="normal"/>
    </style:style>
    <style:style style:name="P18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italic" style:text-underline-style="none" fo:font-weight="normal" officeooo:rsid="0030251d" officeooo:paragraph-rsid="00654916" style:font-style-asian="italic" style:font-weight-asian="normal" style:font-style-complex="italic" style:font-weight-complex="normal"/>
    </style:style>
    <style:style style:name="P19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center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italic" fo:font-weight="normal" officeooo:rsid="0045f876" officeooo:paragraph-rsid="00654916" style:font-style-asian="italic" style:font-weight-asian="normal" style:font-style-complex="italic" style:font-weight-complex="normal"/>
    </style:style>
    <style:style style:name="P20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center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italic" fo:font-weight="normal" officeooo:rsid="00556a98" officeooo:paragraph-rsid="00556a98" style:font-style-asian="italic" style:font-weight-asian="normal" style:font-style-complex="italic" style:font-weight-complex="normal"/>
    </style:style>
    <style:style style:name="P21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center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italic" fo:font-weight="normal" officeooo:rsid="009c80da" officeooo:paragraph-rsid="009c80da" style:font-style-asian="italic" style:font-weight-asian="normal" style:font-style-complex="italic" style:font-weight-complex="normal"/>
    </style:style>
    <style:style style:name="P22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center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weight="normal" officeooo:rsid="002d0ce8" officeooo:paragraph-rsid="00654916" style:font-weight-asian="normal" style:font-weight-complex="normal"/>
    </style:style>
    <style:style style:name="P23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center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weight="normal" officeooo:rsid="003ae2cf" officeooo:paragraph-rsid="003ae2cf" style:font-weight-asian="normal" style:font-weight-complex="normal"/>
    </style:style>
    <style:style style:name="P24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weight="normal" officeooo:rsid="003220ec" officeooo:paragraph-rsid="00385203" style:font-weight-asian="normal" style:font-weight-complex="normal"/>
    </style:style>
    <style:style style:name="P25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weight="normal" officeooo:rsid="003a2a25" officeooo:paragraph-rsid="003a2a25" style:font-weight-asian="normal" style:font-weight-complex="normal"/>
    </style:style>
    <style:style style:name="P26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weight="normal" officeooo:rsid="00872497" officeooo:paragraph-rsid="00872497" style:font-weight-asian="normal" style:font-weight-complex="normal"/>
    </style:style>
    <style:style style:name="P27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weight="normal" officeooo:rsid="0091018a" officeooo:paragraph-rsid="0091018a" style:font-weight-asian="normal" style:font-weight-complex="normal"/>
    </style:style>
    <style:style style:name="P28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weight="normal" officeooo:rsid="0096c9ee" officeooo:paragraph-rsid="0096c9ee" style:font-weight-asian="normal" style:font-weight-complex="normal"/>
    </style:style>
    <style:style style:name="P29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center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weight="bold" officeooo:rsid="0098e434" officeooo:paragraph-rsid="0098e434" style:font-weight-asian="bold" style:font-weight-complex="bold"/>
    </style:style>
    <style:style style:name="P30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center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weight="bold" officeooo:rsid="007e6c32" officeooo:paragraph-rsid="007e6c32" style:font-weight-asian="bold" style:font-weight-complex="bold"/>
    </style:style>
    <style:style style:name="P31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weight="bold" officeooo:rsid="0091018a" officeooo:paragraph-rsid="0091018a" style:font-weight-asian="bold" style:font-weight-complex="bold"/>
    </style:style>
    <style:style style:name="P32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weight="bold" officeooo:rsid="0091018a" officeooo:paragraph-rsid="00929a2b" style:font-weight-asian="bold" style:font-weight-complex="bold"/>
    </style:style>
    <style:style style:name="P33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weight="bold" officeooo:rsid="00941771" officeooo:paragraph-rsid="00941771" style:font-weight-asian="bold" style:font-weight-complex="bold"/>
    </style:style>
    <style:style style:name="P34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weight="bold" officeooo:rsid="00963781" officeooo:paragraph-rsid="00963781" style:font-weight-asian="bold" style:font-weight-complex="bold"/>
    </style:style>
    <style:style style:name="P35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officeooo:rsid="00b96f52" officeooo:paragraph-rsid="00b96f52"/>
    </style:style>
    <style:style style:name="P36" style:family="paragraph" style:parent-style-name="Standard" style:list-style-name="L3">
      <loext:graphic-properties draw:fill="none"/>
      <style:paragraph-properties fo:margin-left="0in" fo:margin-right="0in" fo:margin-top="0in" fo:margin-bottom="0.139in" loext:contextual-spacing="false" fo:line-height="150%" fo:text-align="center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fo:font-style="italic" officeooo:rsid="00c3f0b7" officeooo:paragraph-rsid="00c6df12" style:font-style-asian="italic" style:font-style-complex="italic"/>
    </style:style>
    <style:style style:name="P37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center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4pt" fo:letter-spacing="normal" fo:font-style="italic" style:text-underline-style="none" fo:font-weight="normal" officeooo:rsid="00bd0557" officeooo:paragraph-rsid="00be70b1" style:text-blinking="false" style:font-name-asian="Calibri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38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c56f19" officeooo:paragraph-rsid="00c6df12" style:text-blinking="false" style:font-name-asian="Calibri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9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c9941f" officeooo:paragraph-rsid="00c9941f" style:text-blinking="false" style:font-name-asian="Calibri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0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fo:font-style="normal" officeooo:rsid="00beb9a5" officeooo:paragraph-rsid="00beb9a5" style:font-style-asian="normal" style:font-style-complex="normal"/>
    </style:style>
    <style:style style:name="P41" style:family="paragraph" style:parent-style-name="Standard" style:list-styl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text-indent="0in" style:auto-text-indent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fo:font-style="normal" officeooo:rsid="00c3f0b7" officeooo:paragraph-rsid="00c3f0b7" style:font-style-asian="normal" style:font-style-complex="normal"/>
    </style:style>
    <style:style style:name="P42" style:family="paragraph" style:parent-style-name="Standard">
      <style:paragraph-properties fo:margin-top="0in" fo:margin-bottom="0.139in" loext:contextual-spacing="false" fo:line-height="115%" fo:text-align="center" style:justify-single-word="false"/>
      <style:text-properties style:font-name="Times New Roman" fo:font-size="14pt" style:font-name-asian="Calibri" style:font-size-asian="14pt" style:font-name-complex="Times New Roman1" style:font-size-complex="14pt"/>
    </style:style>
    <style:style style:name="P43" style:family="paragraph" style:parent-style-name="Standard">
      <style:paragraph-properties fo:margin-top="0in" fo:margin-bottom="0.139in" loext:contextual-spacing="false" fo:line-height="115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44" style:family="paragraph" style:parent-style-name="Standard">
      <style:paragraph-properties fo:margin-top="0in" fo:margin-bottom="0.139in" loext:contextual-spacing="false" fo:line-height="115%" fo:text-align="end" style:justify-single-word="false">
        <style:tab-stops>
          <style:tab-stop style:position="3.15in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45" style:family="paragraph" style:parent-style-name="Standard">
      <style:paragraph-properties fo:margin-top="0in" fo:margin-bottom="0.139in" loext:contextual-spacing="false" fo:line-height="115%" fo:text-align="center" style:justify-single-word="false"/>
      <style:text-properties style:font-name="Times New Roman" fo:font-size="14pt" fo:font-style="italic" style:font-name-asian="Calibri" style:font-size-asian="14pt" style:font-style-asian="italic" style:font-name-complex="Times New Roman1" style:font-size-complex="14pt"/>
    </style:style>
    <style:style style:name="P46" style:family="paragraph" style:parent-style-name="Standard">
      <style:paragraph-properties fo:margin-top="0in" fo:margin-bottom="0.139in" loext:contextual-spacing="false" fo:line-height="115%" fo:text-align="center" style:justify-single-word="false">
        <style:tab-stops>
          <style:tab-stop style:position="0in"/>
        </style:tab-stops>
      </style:paragraph-properties>
      <style:text-properties style:font-name="Times New Roman" fo:font-size="14pt" fo:font-style="italic" style:font-name-asian="Calibri" style:font-size-asian="14pt" style:font-style-asian="italic" style:font-name-complex="Times New Roman1" style:font-size-complex="14pt"/>
    </style:style>
    <style:style style:name="P47" style:family="paragraph" style:parent-style-name="Standard" style:list-style-name="L2">
      <loext:graphic-properties draw:fill="none"/>
      <style:paragraph-properties fo:margin-top="0in" fo:margin-bottom="0.139in" loext:contextual-spacing="false" fo:line-height="150%" fo:text-align="justify" style:justify-single-word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ize="14pt" fo:font-style="normal" fo:font-weight="bold" officeooo:paragraph-rsid="00a9d0c1" style:font-size-asian="14pt" style:font-size-complex="14pt"/>
    </style:style>
    <style:style style:name="P48" style:family="paragraph" style:parent-style-name="Standard" style:list-style-name="L2">
      <loext:graphic-properties draw:fill="none"/>
      <style:paragraph-properties fo:margin-top="0in" fo:margin-bottom="0.139in" loext:contextual-spacing="false" fo:line-height="150%" fo:text-align="justify" style:justify-single-word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ize="14pt" fo:font-style="normal" fo:font-weight="bold" officeooo:paragraph-rsid="00b17f3c" style:font-size-asian="14pt" style:font-weight-asian="bold" style:font-size-complex="14pt" style:font-weight-complex="bold"/>
    </style:style>
    <style:style style:name="P49" style:family="paragraph" style:parent-style-name="Standard" style:list-style-name="L2">
      <loext:graphic-properties draw:fill="none"/>
      <style:paragraph-properties fo:margin-top="0in" fo:margin-bottom="0.139in" loext:contextual-spacing="false" fo:line-height="150%" fo:text-align="justify" style:justify-single-word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ize="14pt" fo:font-style="normal" fo:font-weight="bold" officeooo:paragraph-rsid="00b4941d"/>
    </style:style>
    <style:style style:name="P50" style:family="paragraph" style:parent-style-name="Standard" style:list-style-name="L1">
      <loext:graphic-properties draw:fill="none"/>
      <style:paragraph-properties fo:margin-top="0in" fo:margin-bottom="0.139in" loext:contextual-spacing="false" fo:line-height="150%" fo:text-align="justify" style:justify-single-word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normal" fo:font-weight="bold" officeooo:rsid="00684f6b" officeooo:paragraph-rsid="00684f6b" style:font-style-asian="normal" style:font-weight-asian="bold" style:font-style-complex="normal" style:font-weight-complex="bold"/>
    </style:style>
    <style:style style:name="P51" style:family="paragraph" style:parent-style-name="Standard" style:list-style-name="L1">
      <loext:graphic-properties draw:fill="none"/>
      <style:paragraph-properties fo:margin-top="0in" fo:margin-bottom="0.139in" loext:contextual-spacing="false" fo:line-height="150%" fo:text-align="justify" style:justify-single-word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normal" fo:font-weight="bold" officeooo:rsid="00705e5c" officeooo:paragraph-rsid="00a7ec61" style:font-style-asian="normal" style:font-weight-asian="bold" style:font-style-complex="normal" style:font-weight-complex="bold"/>
    </style:style>
    <style:style style:name="P52" style:family="paragraph" style:parent-style-name="Standard" style:list-style-name="L1">
      <loext:graphic-properties draw:fill="none"/>
      <style:paragraph-properties fo:margin-top="0in" fo:margin-bottom="0.139in" loext:contextual-spacing="false" fo:line-height="150%" fo:text-align="justify" style:justify-single-word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normal" fo:font-weight="bold" officeooo:rsid="00705e5c" officeooo:paragraph-rsid="009e9f32" style:font-style-asian="normal" style:font-weight-asian="bold" style:font-style-complex="normal" style:font-weight-complex="bold"/>
    </style:style>
    <style:style style:name="P53" style:family="paragraph" style:parent-style-name="Standard" style:list-style-name="L1">
      <loext:graphic-properties draw:fill="none"/>
      <style:paragraph-properties fo:margin-top="0in" fo:margin-bottom="0.139in" loext:contextual-spacing="false" fo:line-height="150%" fo:text-align="justify" style:justify-single-word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normal" fo:font-weight="bold" officeooo:rsid="0058d85c" officeooo:paragraph-rsid="0068ff89" style:font-style-asian="normal" style:font-weight-asian="bold" style:font-style-complex="normal" style:font-weight-complex="bold"/>
    </style:style>
    <style:style style:name="P54" style:family="paragraph" style:parent-style-name="Standard" style:list-style-name="L1">
      <loext:graphic-properties draw:fill="none"/>
      <style:paragraph-properties fo:margin-top="0in" fo:margin-bottom="0.139in" loext:contextual-spacing="false" fo:line-height="150%" fo:text-align="justify" style:justify-single-word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normal" fo:font-weight="bold" officeooo:rsid="00719bc5" officeooo:paragraph-rsid="0072727f" style:font-style-asian="normal" style:font-weight-asian="bold" style:font-style-complex="normal" style:font-weight-complex="bold"/>
    </style:style>
    <style:style style:name="P55" style:family="paragraph" style:parent-style-name="Standard" style:list-style-name="L1">
      <loext:graphic-properties draw:fill="none"/>
      <style:paragraph-properties fo:margin-top="0in" fo:margin-bottom="0.139in" loext:contextual-spacing="false" fo:line-height="150%" fo:text-align="justify" style:justify-single-word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normal" fo:font-weight="bold" officeooo:rsid="00719bc5" officeooo:paragraph-rsid="00749f48" style:font-style-asian="normal" style:font-weight-asian="bold" style:font-style-complex="normal" style:font-weight-complex="bold"/>
    </style:style>
    <style:style style:name="P56" style:family="paragraph" style:parent-style-name="Standard" style:list-style-name="L1">
      <loext:graphic-properties draw:fill="none"/>
      <style:paragraph-properties fo:margin-top="0in" fo:margin-bottom="0.139in" loext:contextual-spacing="false" fo:line-height="150%" fo:text-align="justify" style:justify-single-word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style="normal" style:text-underline-style="none" fo:font-weight="normal" officeooo:rsid="00791dd8" officeooo:paragraph-rsid="00791dd8" style:font-style-asian="normal" style:font-weight-asian="normal" style:font-style-complex="normal" style:font-weight-complex="normal"/>
    </style:style>
    <style:style style:name="P57" style:family="paragraph" style:parent-style-name="Standard" style:list-style-name="L1">
      <loext:graphic-properties draw:fill="none"/>
      <style:paragraph-properties fo:margin-top="0in" fo:margin-bottom="0.139in" loext:contextual-spacing="false" fo:line-height="150%" fo:text-align="justify" style:justify-single-word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officeooo:paragraph-rsid="0068ff89"/>
    </style:style>
    <style:style style:name="P58" style:family="paragraph" style:parent-style-name="Standard" style:list-style-name="L2">
      <loext:graphic-properties draw:fill="none"/>
      <style:paragraph-properties fo:margin-top="0in" fo:margin-bottom="0.139in" loext:contextual-spacing="false" fo:line-height="150%" fo:text-align="justify" style:justify-single-word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officeooo:paragraph-rsid="00b77777"/>
    </style:style>
    <style:style style:name="P59" style:family="paragraph" style:parent-style-name="Standard" style:list-style-name="">
      <loext:graphic-properties draw:fill="none"/>
      <style:paragraph-properties fo:margin-top="0in" fo:margin-bottom="0.139in" loext:contextual-spacing="false" fo:line-height="150%" fo:text-align="justify" style:justify-single-word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officeooo:paragraph-rsid="00cc6c54"/>
    </style:style>
    <style:style style:name="P60" style:family="paragraph" style:parent-style-name="Standard" style:list-style-name="L1">
      <loext:graphic-properties draw:fill="none"/>
      <style:paragraph-properties fo:margin-top="0in" fo:margin-bottom="0.139in" loext:contextual-spacing="false" fo:line-height="150%" fo:text-align="justify" style:justify-single-word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officeooo:rsid="0077fee4" officeooo:paragraph-rsid="0077fee4"/>
    </style:style>
    <style:style style:name="P61" style:family="paragraph" style:parent-style-name="Standard" style:list-style-name="L1">
      <loext:graphic-properties draw:fill="none"/>
      <style:paragraph-properties fo:margin-top="0in" fo:margin-bottom="0.139in" loext:contextual-spacing="false" fo:line-height="150%" fo:text-align="justify" style:justify-single-word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officeooo:rsid="007af262" officeooo:paragraph-rsid="007af262"/>
    </style:style>
    <style:style style:name="P62" style:family="paragraph" style:parent-style-name="Standard" style:list-style-name="L3">
      <loext:graphic-properties draw:fill="none"/>
      <style:paragraph-properties fo:margin-top="0in" fo:margin-bottom="0.139in" loext:contextual-spacing="false" fo:line-height="150%" fo:text-align="justify" style:justify-single-word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fo:font-style="normal" officeooo:rsid="00c3f0b7" officeooo:paragraph-rsid="00c3f0b7" style:font-style-asian="normal" style:font-style-complex="normal"/>
    </style:style>
    <style:style style:name="P63" style:family="paragraph" style:parent-style-name="Standard" style:list-style-name="L4">
      <loext:graphic-properties draw:fill="none"/>
      <style:paragraph-properties fo:margin-top="0in" fo:margin-bottom="0.139in" loext:contextual-spacing="false" fo:line-height="150%" fo:text-align="justify" style:justify-single-word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cb6b73" officeooo:paragraph-rsid="00cb6b73" style:text-blinking="false" style:font-name-asian="Calibri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64" style:family="paragraph" style:parent-style-name="Standard" style:list-style-name="WWNum1">
      <loext:graphic-properties draw:fill="none"/>
      <style:paragraph-properties fo:margin-top="0in" fo:margin-bottom="0.139in" loext:contextual-spacing="false" fo:line-height="150%" fo:text-align="center" style:justify-single-word="false" fo:background-color="transparent">
        <style:tab-stops>
          <style:tab-stop style:position="6.2992in" style:type="char" style:char="." style:leader-style="dotted" style:leader-text=".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4pt" fo:letter-spacing="normal" fo:font-style="italic" style:text-underline-style="none" fo:font-weight="normal" officeooo:rsid="0077fee4" officeooo:paragraph-rsid="00cb6b73" style:text-blinking="false" style:font-name-asian="Calibri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65" style:family="paragraph" style:parent-style-name="Standard">
      <style:paragraph-properties fo:margin-top="0in" fo:margin-bottom="0.139in" loext:contextual-spacing="false" fo:line-height="115%" fo:text-align="center" style:justify-single-word="false" fo:break-before="page"/>
      <style:text-properties style:font-name="Times New Roman" fo:font-size="14pt" fo:font-weight="bold" officeooo:rsid="002302fc" officeooo:paragraph-rsid="002302fc" style:font-name-asian="Calibri" style:font-size-asian="14pt" style:font-weight-asian="bold" style:font-name-complex="Times New Roman1" style:font-size-complex="14pt" style:font-weight-complex="bold"/>
    </style:style>
    <style:style style:name="P66" style:family="paragraph" style:parent-style-name="Standard">
      <style:paragraph-properties fo:margin-left="0in" fo:margin-right="-0.0016in" fo:margin-top="0in" fo:margin-bottom="0.139in" loext:contextual-spacing="false" fo:line-height="115%" fo:text-align="end" style:justify-single-word="false" fo:text-indent="0in" style:auto-text-indent="false">
        <style:tab-stops>
          <style:tab-stop style:position="0.4925in"/>
          <style:tab-stop style:position="3.15in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67" style:family="paragraph" style:parent-style-name="Footer" style:list-style-name="">
      <style:paragraph-properties fo:margin-left="0in" fo:margin-right="0in" fo:text-align="center" style:justify-single-word="false" fo:text-indent="0in" style:auto-text-indent="false"/>
      <style:text-properties fo:color="#000000" fo:background-color="#ffffff"/>
    </style:style>
    <style:style style:name="T1" style:family="text">
      <style:text-properties officeooo:rsid="001e342b"/>
    </style:style>
    <style:style style:name="T2" style:family="text">
      <style:text-properties style:font-name-asian="Calibri" style:font-name-complex="Times New Roman1"/>
    </style:style>
    <style:style style:name="T3" style:family="text">
      <style:text-properties style:font-name-asian="Segoe UI Symbol" style:font-name-complex="Times New Roman1"/>
    </style:style>
    <style:style style:name="T4" style:family="text">
      <style:text-properties officeooo:rsid="001e60e8"/>
    </style:style>
    <style:style style:name="T5" style:family="text">
      <style:text-properties officeooo:rsid="0027b1e5"/>
    </style:style>
    <style:style style:name="T6" style:family="text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Times New Roman" fo:font-style="normal" style:text-underline-style="none" fo:font-weight="normal" officeooo:rsid="0068ff89" style:font-style-asian="normal" style:font-weight-asian="normal" style:font-style-complex="normal" style:font-weight-complex="normal"/>
    </style:style>
    <style:style style:name="T8" style:family="text">
      <style:text-properties style:font-name="Times New Roman" fo:font-style="normal" style:text-underline-style="none" fo:font-weight="normal" officeooo:rsid="007b622b" style:font-style-asian="normal" style:font-weight-asian="normal" style:font-style-complex="normal" style:font-weight-complex="normal"/>
    </style:style>
    <style:style style:name="T9" style:family="text">
      <style:text-properties style:font-name="Times New Roman" fo:font-style="normal" style:text-underline-style="none" fo:font-weight="normal" officeooo:rsid="0030251d" style:font-style-asian="normal" style:font-weight-asian="normal" style:font-style-complex="normal" style:font-weight-complex="normal"/>
    </style:style>
    <style:style style:name="T10" style:family="text">
      <style:text-properties style:font-name="Times New Roman" fo:font-style="normal" style:text-underline-style="none" fo:font-weight="normal" officeooo:rsid="003ae2cf" style:font-style-asian="normal" style:font-weight-asian="normal" style:font-style-complex="normal" style:font-weight-complex="normal"/>
    </style:style>
    <style:style style:name="T11" style:family="text">
      <style:text-properties style:font-name="Times New Roman" fo:font-style="normal" style:text-underline-style="none" fo:font-weight="normal" officeooo:rsid="007e6c32" style:font-style-asian="normal" style:font-weight-asian="normal" style:font-style-complex="normal" style:font-weight-complex="normal"/>
    </style:style>
    <style:style style:name="T12" style:family="text">
      <style:text-properties style:font-name="Times New Roman" fo:font-style="normal" style:text-underline-style="none" fo:font-weight="normal" officeooo:rsid="0088990c" style:font-style-asian="normal" style:font-weight-asian="normal" style:font-style-complex="normal" style:font-weight-complex="normal"/>
    </style:style>
    <style:style style:name="T13" style:family="text">
      <style:text-properties style:font-name="Times New Roman" fo:font-style="normal" style:text-underline-style="none" fo:font-weight="bold" officeooo:rsid="005b3be5" style:font-style-asian="normal" style:font-weight-asian="bold" style:font-style-complex="normal" style:font-weight-complex="bold"/>
    </style:style>
    <style:style style:name="T14" style:family="text">
      <style:text-properties style:font-name="Times New Roman" fo:font-style="normal" style:text-underline-style="none" fo:font-weight="bold" officeooo:rsid="00786aae" style:font-style-asian="normal" style:font-weight-asian="bold" style:font-style-complex="normal" style:font-weight-complex="bold"/>
    </style:style>
    <style:style style:name="T15" style:family="text">
      <style:text-properties style:font-name="Times New Roman" fo:font-style="normal" fo:font-weight="normal" officeooo:rsid="009c80da" style:font-style-asian="normal" style:font-weight-asian="normal" style:font-style-complex="normal" style:font-weight-complex="normal"/>
    </style:style>
    <style:style style:name="T16" style:family="text">
      <style:text-properties style:font-name="Times New Roman" fo:font-style="normal" fo:font-weight="normal" officeooo:rsid="00a12597" style:font-style-asian="normal" style:font-weight-asian="normal" style:font-style-complex="normal" style:font-weight-complex="normal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style:text-underline-style="none" fo:font-weight="normal" officeooo:rsid="00499223" style:font-weight-asian="normal" style:font-weight-complex="normal"/>
    </style:style>
    <style:style style:name="T20" style:family="text">
      <style:text-properties style:text-underline-style="none" fo:font-weight="normal" officeooo:rsid="004c72b4" style:font-weight-asian="normal" style:font-weight-complex="normal"/>
    </style:style>
    <style:style style:name="T21" style:family="text">
      <style:text-properties style:text-underline-style="none" fo:font-weight="normal" officeooo:rsid="00504078" style:font-weight-asian="normal" style:font-weight-complex="normal"/>
    </style:style>
    <style:style style:name="T22" style:family="text">
      <style:text-properties style:text-underline-style="none" fo:font-weight="normal" officeooo:rsid="005144ce" style:font-weight-asian="normal" style:font-weight-complex="normal"/>
    </style:style>
    <style:style style:name="T23" style:family="text">
      <style:text-properties style:text-underline-style="none" fo:font-weight="normal" officeooo:rsid="0052617b" style:font-weight-asian="normal" style:font-weight-complex="normal"/>
    </style:style>
    <style:style style:name="T24" style:family="text">
      <style:text-properties style:text-underline-style="none" fo:font-weight="normal" officeooo:rsid="0068ff89" style:font-weight-asian="normal" style:font-weight-complex="normal"/>
    </style:style>
    <style:style style:name="T25" style:family="text">
      <style:text-properties style:text-underline-style="none" fo:font-weight="normal" officeooo:rsid="0072727f" style:font-weight-asian="normal" style:font-weight-complex="normal"/>
    </style:style>
    <style:style style:name="T26" style:family="text">
      <style:text-properties style:text-underline-style="none" fo:font-weight="normal" officeooo:rsid="007651e9" style:font-weight-asian="normal" style:font-weight-complex="normal"/>
    </style:style>
    <style:style style:name="T27" style:family="text">
      <style:text-properties style:text-underline-style="none" fo:font-weight="normal" officeooo:rsid="0077fee4" style:font-weight-asian="normal" style:font-weight-complex="normal"/>
    </style:style>
    <style:style style:name="T28" style:family="text">
      <style:text-properties style:text-underline-style="none" fo:font-weight="normal" officeooo:rsid="009e9f32" style:font-weight-asian="normal" style:font-weight-complex="normal"/>
    </style:style>
    <style:style style:name="T29" style:family="text">
      <style:text-properties style:text-underline-style="none" fo:font-weight="normal" officeooo:rsid="009d2f6d" style:font-weight-asian="normal" style:font-weight-complex="normal"/>
    </style:style>
    <style:style style:name="T30" style:family="text">
      <style:text-properties style:text-underline-style="none" fo:font-weight="normal" officeooo:rsid="00ab41c5" style:font-weight-asian="normal" style:font-weight-complex="normal"/>
    </style:style>
    <style:style style:name="T31" style:family="text">
      <style:text-properties style:text-underline-style="none" officeooo:rsid="0030251d"/>
    </style:style>
    <style:style style:name="T32" style:family="text">
      <style:text-properties style:text-underline-style="none" officeooo:rsid="003b3dd5"/>
    </style:style>
    <style:style style:name="T33" style:family="text">
      <style:text-properties style:text-underline-style="none" officeooo:rsid="003d9206"/>
    </style:style>
    <style:style style:name="T34" style:family="text">
      <style:text-properties style:text-underline-style="none" fo:font-weight="bold" officeooo:rsid="00418cc5" style:font-weight-asian="bold" style:font-weight-complex="bold"/>
    </style:style>
    <style:style style:name="T35" style:family="text">
      <style:text-properties style:text-underline-style="none" officeooo:rsid="003e27c8"/>
    </style:style>
    <style:style style:name="T36" style:family="text">
      <style:text-properties style:text-underline-style="none" officeooo:rsid="003edd32"/>
    </style:style>
    <style:style style:name="T37" style:family="text">
      <style:text-properties style:text-underline-style="none" officeooo:rsid="004014b5"/>
    </style:style>
    <style:style style:name="T38" style:family="text">
      <style:text-properties style:text-underline-style="none" officeooo:rsid="00418cc5"/>
    </style:style>
    <style:style style:name="T39" style:family="text">
      <style:text-properties style:text-underline-style="none" officeooo:rsid="0041e9e1"/>
    </style:style>
    <style:style style:name="T40" style:family="text">
      <style:text-properties style:text-underline-style="none" officeooo:rsid="0043a968"/>
    </style:style>
    <style:style style:name="T41" style:family="text">
      <style:text-properties style:text-underline-style="none" officeooo:rsid="0046abad"/>
    </style:style>
    <style:style style:name="T42" style:family="text">
      <style:text-properties style:text-underline-style="none" officeooo:rsid="0047b795"/>
    </style:style>
    <style:style style:name="T43" style:family="text">
      <style:text-properties style:text-underline-style="none" officeooo:rsid="004c72b4"/>
    </style:style>
    <style:style style:name="T44" style:family="text">
      <style:text-properties style:text-underline-style="none" officeooo:rsid="0055e500"/>
    </style:style>
    <style:style style:name="T45" style:family="text">
      <style:text-properties style:text-underline-style="none" officeooo:rsid="0058d85c"/>
    </style:style>
    <style:style style:name="T46" style:family="text">
      <style:text-properties style:text-underline-style="none" officeooo:rsid="005bc29a"/>
    </style:style>
    <style:style style:name="T47" style:family="text">
      <style:text-properties style:text-underline-style="none" officeooo:rsid="0060f42e"/>
    </style:style>
    <style:style style:name="T48" style:family="text">
      <style:text-properties style:text-underline-style="none" officeooo:rsid="0062e8d8"/>
    </style:style>
    <style:style style:name="T49" style:family="text">
      <style:text-properties style:text-underline-style="none" officeooo:rsid="00684f6b"/>
    </style:style>
    <style:style style:name="T50" style:family="text">
      <style:text-properties fo:font-weight="normal" officeooo:rsid="00a9d0c1" style:font-style-asian="normal" style:font-weight-asian="normal" style:font-style-complex="normal" style:font-weight-complex="normal"/>
    </style:style>
    <style:style style:name="T51" style:family="text">
      <style:text-properties fo:font-weight="normal" officeooo:rsid="00b17f3c" style:font-style-asian="normal" style:font-weight-asian="normal" style:font-style-complex="normal" style:font-weight-complex="normal"/>
    </style:style>
    <style:style style:name="T52" style:family="text">
      <style:text-properties fo:font-weight="normal" officeooo:rsid="00b2cc9a" style:font-style-asian="normal" style:font-weight-asian="normal" style:font-style-complex="normal" style:font-weight-complex="normal"/>
    </style:style>
    <style:style style:name="T53" style:family="text">
      <style:text-properties officeooo:rsid="00325b62"/>
    </style:style>
    <style:style style:name="T54" style:family="text">
      <style:text-properties officeooo:rsid="0033acd6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033acd6" style:font-style-asian="italic" style:font-style-complex="italic"/>
    </style:style>
    <style:style style:name="T57" style:family="text">
      <style:text-properties fo:font-style="italic" officeooo:rsid="0033ead4" style:font-style-asian="italic" style:font-style-complex="italic"/>
    </style:style>
    <style:style style:name="T58" style:family="text">
      <style:text-properties fo:font-style="italic" officeooo:rsid="008bb8fa" style:font-style-asian="italic" style:font-style-complex="italic"/>
    </style:style>
    <style:style style:name="T59" style:family="text">
      <style:text-properties fo:font-style="italic" officeooo:rsid="00caa0b7" style:font-style-asian="italic" style:font-style-complex="italic"/>
    </style:style>
    <style:style style:name="T60" style:family="text">
      <style:text-properties fo:font-style="italic" fo:font-weight="bold" officeooo:rsid="0033ead4" style:font-style-asian="italic" style:font-weight-asian="bold" style:font-style-complex="italic" style:font-weight-complex="bold"/>
    </style:style>
    <style:style style:name="T61" style:family="text">
      <style:text-properties fo:font-style="italic" fo:font-weight="bold" officeooo:rsid="00caa0b7" style:font-style-asian="italic" style:font-weight-asian="bold" style:font-style-complex="italic" style:font-weight-complex="bold"/>
    </style:style>
    <style:style style:name="T62" style:family="text">
      <style:text-properties fo:font-style="italic" style:text-underline-style="none" style:font-style-asian="italic" style:font-style-complex="italic"/>
    </style:style>
    <style:style style:name="T63" style:family="text">
      <style:text-properties fo:font-style="italic" style:text-underline-style="none" officeooo:rsid="0030251d" style:font-style-asian="italic" style:font-style-complex="italic"/>
    </style:style>
    <style:style style:name="T64" style:family="text">
      <style:text-properties fo:font-style="italic" style:text-underline-style="none" officeooo:rsid="003d9206" style:font-style-asian="italic" style:font-style-complex="italic"/>
    </style:style>
    <style:style style:name="T65" style:family="text">
      <style:text-properties fo:font-style="italic" style:text-underline-style="none" officeooo:rsid="004014b5" style:font-style-asian="italic" style:font-style-complex="italic"/>
    </style:style>
    <style:style style:name="T66" style:family="text">
      <style:text-properties fo:font-style="italic" style:text-underline-style="none" officeooo:rsid="00418cc5" style:font-style-asian="italic" style:font-style-complex="italic"/>
    </style:style>
    <style:style style:name="T67" style:family="text">
      <style:text-properties fo:font-style="italic" style:text-underline-style="none" officeooo:rsid="0043a968" style:font-style-asian="italic" style:font-style-complex="italic"/>
    </style:style>
    <style:style style:name="T68" style:family="text">
      <style:text-properties fo:font-style="italic" style:text-underline-style="none" officeooo:rsid="0088990c" style:font-style-asian="italic" style:font-style-complex="italic"/>
    </style:style>
    <style:style style:name="T6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0" style:family="text">
      <style:text-properties fo:font-style="italic" style:text-underline-style="none" fo:font-weight="normal" officeooo:rsid="0077fee4" style:font-style-asian="italic" style:font-weight-asian="normal" style:font-style-complex="italic" style:font-weight-complex="normal"/>
    </style:style>
    <style:style style:name="T71" style:family="text">
      <style:text-properties fo:font-style="italic" style:text-underline-style="none" fo:font-weight="normal" officeooo:rsid="00ac2dd4" style:font-style-asian="italic" style:font-weight-asian="normal" style:font-style-complex="italic" style:font-weight-complex="normal"/>
    </style:style>
    <style:style style:name="T72" style:family="text">
      <style:text-properties fo:font-style="normal" style:font-style-asian="normal" style:font-style-complex="normal"/>
    </style:style>
    <style:style style:name="T73" style:family="text">
      <style:text-properties fo:font-style="normal" officeooo:rsid="0033ead4" style:font-style-asian="normal" style:font-style-complex="normal"/>
    </style:style>
    <style:style style:name="T74" style:family="text">
      <style:text-properties fo:font-style="normal" officeooo:rsid="0036253c" style:font-style-asian="normal" style:font-style-complex="normal"/>
    </style:style>
    <style:style style:name="T75" style:family="text">
      <style:text-properties fo:font-style="normal" officeooo:rsid="007e6c32" style:font-style-asian="normal" style:font-style-complex="normal"/>
    </style:style>
    <style:style style:name="T76" style:family="text">
      <style:text-properties fo:font-style="normal" officeooo:rsid="00839a2c" style:font-style-asian="normal" style:font-style-complex="normal"/>
    </style:style>
    <style:style style:name="T77" style:family="text">
      <style:text-properties fo:font-style="normal" officeooo:rsid="00875d06" style:font-style-asian="normal" style:font-style-complex="normal"/>
    </style:style>
    <style:style style:name="T78" style:family="text">
      <style:text-properties fo:font-style="normal" officeooo:rsid="0088990c" style:font-style-asian="normal" style:font-style-complex="normal"/>
    </style:style>
    <style:style style:name="T79" style:family="text">
      <style:text-properties fo:font-style="normal" officeooo:rsid="008bb8fa" style:font-style-asian="normal" style:font-style-complex="normal"/>
    </style:style>
    <style:style style:name="T80" style:family="text">
      <style:text-properties fo:font-style="normal" officeooo:rsid="008d9446" style:font-style-asian="normal" style:font-style-complex="normal"/>
    </style:style>
    <style:style style:name="T81" style:family="text">
      <style:text-properties fo:font-style="normal" officeooo:rsid="00929a2b" style:font-style-asian="normal" style:font-style-complex="normal"/>
    </style:style>
    <style:style style:name="T82" style:family="text">
      <style:text-properties fo:font-style="normal" officeooo:rsid="0095636c" style:font-style-asian="normal" style:font-style-complex="normal"/>
    </style:style>
    <style:style style:name="T83" style:family="text">
      <style:text-properties fo:font-style="normal" officeooo:rsid="0096c9ee" style:font-style-asian="normal" style:font-style-complex="normal"/>
    </style:style>
    <style:style style:name="T84" style:family="text">
      <style:text-properties fo:font-style="normal" officeooo:rsid="00979699" style:font-style-asian="normal" style:font-style-complex="normal"/>
    </style:style>
    <style:style style:name="T8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929a2b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95636c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963781" style:font-style-asian="normal" style:font-weight-asian="normal" style:font-style-complex="normal" style:font-weight-complex="normal"/>
    </style:style>
    <style:style style:name="T89" style:family="text">
      <style:text-properties fo:font-style="normal" style:text-underline-style="none" style:font-style-asian="normal" style:font-style-complex="normal"/>
    </style:style>
    <style:style style:name="T90" style:family="text">
      <style:text-properties fo:font-style="normal" style:text-underline-style="none" officeooo:rsid="004540d8" style:font-style-asian="normal" style:font-style-complex="normal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officeooo:rsid="004540d8" style:font-weight-asian="bold" style:font-weight-complex="bold"/>
    </style:style>
    <style:style style:name="T93" style:family="text">
      <style:text-properties fo:font-weight="bold" officeooo:rsid="00caa0b7" style:font-weight-asian="bold" style:font-weight-complex="bold"/>
    </style:style>
    <style:style style:name="T94" style:family="text">
      <style:text-properties officeooo:rsid="003af6cc"/>
    </style:style>
    <style:style style:name="T95" style:family="text">
      <style:text-properties officeooo:rsid="003edd32"/>
    </style:style>
    <style:style style:name="T96" style:family="text">
      <style:text-properties officeooo:rsid="004540d8"/>
    </style:style>
    <style:style style:name="T97" style:family="text">
      <style:text-properties officeooo:rsid="0053fc6f"/>
    </style:style>
    <style:style style:name="T98" style:family="text">
      <style:text-properties fo:font-variant="normal" fo:text-transform="none" fo:color="#000000" fo:letter-spacing="normal" fo:font-weight="normal" officeooo:rsid="002302fc" style:font-name-asian="Calibri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99" style:family="text">
      <style:text-properties fo:font-variant="normal" fo:text-transform="none" fo:color="#000000" fo:letter-spacing="normal" fo:font-weight="normal" officeooo:rsid="00b4941d" style:font-name-asian="Calibri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00" style:family="text">
      <style:text-properties fo:font-variant="normal" fo:text-transform="none" fo:color="#000000" fo:letter-spacing="normal" fo:font-weight="normal" officeooo:rsid="00b72ccb" style:font-name-asian="Calibri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01" style:family="text">
      <style:text-properties fo:font-variant="normal" fo:text-transform="none" fo:color="#000000" fo:letter-spacing="normal" officeooo:rsid="00a9d0c1" style:font-name-asian="Calibri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102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bold" officeooo:rsid="00a9d0c1" style:text-blinking="false" style:font-name-asian="Calibri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103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style:text-blinking="false" fo:background-color="#ffffff" loext:char-shading-value="0" style:font-name-asian="Calibri" style:font-size-asian="14pt" style:font-style-asian="normal" style:font-name-complex="Times New Roman1" style:font-size-complex="14pt" style:font-style-complex="normal"/>
    </style:style>
    <style:style style:name="T104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style:text-blinking="false" style:font-name-asian="Calibri" style:font-size-asian="14pt" style:font-style-asian="normal" style:font-name-complex="Times New Roman1" style:font-size-complex="14pt" style:font-style-complex="normal"/>
    </style:style>
    <style:style style:name="T105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style:text-blinking="false" style:font-name-asian="Calibri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06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b8c6b6" style:text-blinking="false" style:font-name-asian="Calibri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bb4e32" style:text-blinking="false" style:font-name-asian="Calibri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77fee4" style:text-blinking="false" style:font-name-asian="Calibri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09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68ff89" style:text-blinking="false" style:font-name-asian="Calibri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10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cb6b73" style:text-blinking="false" style:font-name-asian="Calibri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11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cc6c54" style:text-blinking="false" style:font-name-asian="Calibri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12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italic" style:text-underline-style="none" fo:font-weight="normal" style:text-blinking="false" style:font-name-asian="Calibri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113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italic" style:text-underline-style="none" fo:font-weight="normal" officeooo:rsid="00cc6c54" style:text-blinking="false" style:font-name-asian="Calibri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font-name="Times New Roman" fo:font-size="14pt" fo:letter-spacing="normal" style:text-underline-style="none" fo:font-weight="normal" style:text-blinking="false" style:font-name-asian="Calibri" style:font-size-asian="14pt" style:font-weight-asian="normal" style:font-name-complex="Times New Roman1" style:font-size-complex="14pt" style:font-weight-complex="normal"/>
    </style:style>
    <style:style style:name="T115" style:family="text">
      <style:text-properties fo:font-variant="normal" fo:text-transform="none" fo:color="#000000" style:text-line-through-style="none" style:text-line-through-type="none" style:font-name="Times New Roman" fo:font-size="14pt" fo:letter-spacing="normal" style:text-underline-style="none" fo:font-weight="normal" officeooo:rsid="00bd0557" style:text-blinking="false" style:font-name-asian="Calibri" style:font-size-asian="14pt" style:font-weight-asian="normal" style:font-name-complex="Times New Roman1" style:font-size-complex="14pt" style:font-weight-complex="normal"/>
    </style:style>
    <style:style style:name="T116" style:family="text">
      <style:text-properties fo:font-variant="normal" fo:text-transform="none" fo:color="#000000" style:text-line-through-style="none" style:text-line-through-type="none" style:font-name="Times New Roman" fo:font-size="14pt" fo:letter-spacing="normal" style:text-underline-style="none" fo:font-weight="normal" officeooo:rsid="00bf74ec" style:text-blinking="false" style:font-name-asian="Calibri" style:font-size-asian="14pt" style:font-weight-asian="normal" style:font-name-complex="Times New Roman1" style:font-size-complex="14pt" style:font-weight-complex="normal"/>
    </style:style>
    <style:style style:name="T117" style:family="text">
      <style:text-properties fo:font-variant="normal" fo:text-transform="none" fo:color="#000000" style:text-line-through-style="none" style:text-line-through-type="none" style:font-name="Times New Roman" fo:font-size="14pt" fo:letter-spacing="normal" style:text-underline-style="none" fo:font-weight="normal" officeooo:rsid="00c0906a" style:text-blinking="false" style:font-name-asian="Calibri" style:font-size-asian="14pt" style:font-weight-asian="normal" style:font-name-complex="Times New Roman1" style:font-size-complex="14pt" style:font-weight-complex="normal"/>
    </style:style>
    <style:style style:name="T118" style:family="text">
      <style:text-properties fo:font-variant="normal" fo:text-transform="none" fo:color="#000000" style:text-line-through-style="none" style:text-line-through-type="none" style:font-name="Times New Roman" fo:font-size="14pt" fo:letter-spacing="normal" style:text-underline-style="none" fo:font-weight="normal" officeooo:rsid="00c0d3d2" style:text-blinking="false" style:font-name-asian="Calibri" style:font-size-asian="14pt" style:font-weight-asian="normal" style:font-name-complex="Times New Roman1" style:font-size-complex="14pt" style:font-weight-complex="normal"/>
    </style:style>
    <style:style style:name="T119" style:family="text">
      <style:text-properties fo:font-variant="normal" fo:text-transform="none" fo:color="#000000" style:text-line-through-style="none" style:text-line-through-type="none" style:font-name="Times New Roman" fo:font-size="14pt" fo:letter-spacing="normal" style:text-underline-style="none" fo:font-weight="normal" officeooo:rsid="00c2155e" style:text-blinking="false" style:font-name-asian="Calibri" style:font-size-asian="14pt" style:font-weight-asian="normal" style:font-name-complex="Times New Roman1" style:font-size-complex="14pt" style:font-weight-complex="normal"/>
    </style:style>
    <style:style style:name="T120" style:family="text">
      <style:text-properties fo:font-variant="normal" fo:text-transform="none" fo:color="#000000" style:text-line-through-style="none" style:text-line-through-type="none" style:font-name="Times New Roman" fo:font-size="14pt" fo:letter-spacing="normal" style:text-underline-style="none" fo:font-weight="normal" officeooo:rsid="00c56f19" style:text-blinking="false" style:font-name-asian="Calibri" style:font-size-asian="14pt" style:font-weight-asian="normal" style:font-name-complex="Times New Roman1" style:font-size-complex="14pt" style:font-weight-complex="normal"/>
    </style:style>
    <style:style style:name="T121" style:family="text">
      <style:text-properties fo:font-variant="normal" fo:text-transform="none" fo:color="#000000" style:text-line-through-style="none" style:text-line-through-type="none" style:font-name="Times New Roman" fo:font-size="14pt" fo:letter-spacing="normal" style:text-underline-style="none" fo:font-weight="bold" style:text-blinking="false" style:font-name-asian="Calibri" style:font-size-asian="14pt" style:font-weight-asian="bold" style:font-name-complex="Times New Roman1" style:font-size-complex="14pt" style:font-weight-complex="bold"/>
    </style:style>
    <style:style style:name="T122" style:family="text">
      <style:text-properties fo:font-variant="normal" fo:text-transform="none" fo:color="#000000" style:text-line-through-style="none" style:text-line-through-type="none" style:font-name="Times New Roman" fo:font-size="14pt" fo:letter-spacing="normal" style:text-underline-style="none" fo:font-weight="bold" officeooo:rsid="00bf74ec" style:text-blinking="false" style:font-name-asian="Calibri" style:font-size-asian="14pt" style:font-weight-asian="bold" style:font-name-complex="Times New Roman1" style:font-size-complex="14pt" style:font-weight-complex="bold"/>
    </style:style>
    <style:style style:name="T123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cc6c54" style:text-blinking="false" style:font-name-asian="Calibri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24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bold" officeooo:rsid="00cc6c54" style:text-blinking="false" style:font-name-asian="Calibri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125" style:family="text">
      <style:text-properties fo:font-variant="normal" fo:text-transform="none" fo:color="#000000" style:font-name="Times New Roman" fo:font-size="14pt" fo:letter-spacing="normal" fo:font-style="normal" fo:font-weight="bold" officeooo:rsid="00b72ccb" style:font-name-asian="Calibri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126" style:family="text">
      <style:text-properties fo:font-variant="normal" fo:text-transform="none" fo:color="#000000" style:font-name="Times New Roman" fo:font-size="14pt" fo:letter-spacing="normal" fo:font-style="normal" fo:font-weight="normal" style:font-name-asian="Calibri" style:font-size-asian="14pt" style:font-style-asian="normal" style:font-name-complex="Times New Roman1" style:font-size-complex="14pt" style:font-style-complex="normal"/>
    </style:style>
    <style:style style:name="T127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28" style:family="text">
      <style:text-properties officeooo:rsid="00a12597"/>
    </style:style>
    <style:style style:name="T129" style:family="text">
      <style:text-properties officeooo:rsid="00a9d0c1" style:font-style-asian="normal" style:font-weight-asian="bold" style:font-style-complex="normal" style:font-weight-complex="bold"/>
    </style:style>
    <style:style style:name="T130" style:family="text">
      <style:text-properties officeooo:rsid="00a9d0c1" style:font-style-asian="normal" style:font-style-complex="normal"/>
    </style:style>
    <style:style style:name="T131" style:family="text">
      <style:text-properties officeooo:rsid="00b033da" style:font-style-asian="normal" style:font-style-complex="normal"/>
    </style:style>
    <style:style style:name="T132" style:family="text">
      <style:text-properties officeooo:rsid="00b17f3c" style:font-style-asian="normal" style:font-style-complex="normal"/>
    </style:style>
    <style:style style:name="T133" style:family="text">
      <style:text-properties officeooo:rsid="00b2cc9a" style:font-size-asian="14pt" style:font-style-asian="normal" style:font-weight-asian="bold" style:font-size-complex="14pt" style:font-style-complex="normal" style:font-weight-complex="bold"/>
    </style:style>
    <style:style style:name="T134" style:family="text">
      <style:text-properties officeooo:rsid="00bd0557"/>
    </style:style>
    <style:style style:name="T135" style:family="text">
      <style:text-properties officeooo:rsid="00c56f19"/>
    </style:style>
    <style:style style:name="T136" style:family="text">
      <style:text-properties officeooo:rsid="00c9941f"/>
    </style:style>
    <style:style style:name="T137" style:family="text">
      <style:text-properties officeooo:rsid="00caa0b7"/>
    </style:style>
    <style:style style:name="T138" style:family="text">
      <style:text-properties officeooo:rsid="00cb6b73"/>
    </style:style>
    <style:style style:name="T139" style:family="text">
      <style:text-properties officeooo:rsid="0068ff8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787078" text:style-name="WWNum1">
        <text:list-header>
          <text:p text:style-name="P6"><text:span text:style-name="T2">Муниципальное бюджетное общеобразовательное учреждение г. о. Королёв Московской области «Гимназия </text:span><text:span text:style-name="T3">№ </text:span><text:span text:style-name="T2">3 имени Л.П.Данилиной»</text:span></text:p>
          <text:p text:style-name="P43"/>
          <text:p text:style-name="P43"/>
          <text:p text:style-name="P46">Индивидуальный исследовательский проект</text:p>
          <text:p text:style-name="P46">по теме</text:p>
          <text:p text:style-name="P45">«<text:span text:style-name="T1">Доступное объяснение различных алгоритмов программирования учащимся средней школы</text:span>»</text:p>
          <text:p text:style-name="P43"/>
          <text:p text:style-name="P43"/>
          <text:p text:style-name="P43"/>
          <text:p text:style-name="P43"/>
          <text:p text:style-name="P66">Учащийся 10-<text:span text:style-name="T1">Б</text:span> класса: <text:s/><text:span text:style-name="T1">Шумилин Иван</text:span></text:p>
          <text:p text:style-name="P44">Руководитель: <text:span text:style-name="T4">Герасимова Т. И</text:span>., учитель <text:span text:style-name="T4">информатики</text:span></text:p>
          <text:p text:style-name="P44"><text:bookmark text:name="_GoBack"/></text:p>
          <text:p text:style-name="P44">Допуск к защите <text:s/>__________.</text:p>
          <text:p text:style-name="P43"/>
          <text:p text:style-name="P42"/>
          <text:p text:style-name="P42"/>
          <text:p text:style-name="P42"/>
          <text:p text:style-name="P42"/>
          <text:p text:style-name="P42"/>
          <text:p text:style-name="P42"/>
          <text:p text:style-name="P42"/>
          <text:p text:style-name="P42"/>
          <text:p text:style-name="P42">2021 <text:span text:style-name="T97">год</text:span></text:p>
          <text:p text:style-name="P65">Оглавление</text:p>
        </text:list-header>
        <text:list-item>
          <text:p text:style-name="P5">Паспорт проекта<text:tab/>Стр.3</text:p>
        </text:list-item>
        <text:list-item>
          <text:p text:style-name="P1">Теоретическая часть<text:tab/><text:span text:style-name="T5">Стр.6</text:span></text:p>
          <text:list>
            <text:list-item>
              <text:p text:style-name="P2"><text:span text:style-name="T9">П</text:span><text:span text:style-name="T10">ричина выбора </text:span><text:span text:style-name="T12">сайта</text:span><text:span text:style-name="T10"> для хранения </text:span><text:span text:style-name="T11">информации</text:span><text:span text:style-name="T75"> </text:span><text:tab/><text:span text:style-name="T5">Стр.6</text:span></text:p>
            </text:list-item>
            <text:list-item>
              <text:p text:style-name="P3"><text:span text:style-name="T15">Выбор инструменто</text:span><text:span text:style-name="T16">в</text:span><text:span text:style-name="T15"> для создания сайта</text:span><text:tab/><text:span text:style-name="T5">Стр.7</text:span></text:p>
            </text:list-item>
            <text:list-item>
              <text:p text:style-name="P1"><text:span text:style-name="T134">Подготовка конспектов с принципами работы алгоритмов</text:span><text:tab/><text:span text:style-name="T5">Стр.8</text:span></text:p>
            </text:list-item>
          </text:list>
        </text:list-item>
        <text:list-item>
          <text:p text:style-name="P1">Практическая часть<text:tab/><text:span text:style-name="T5">Стр.9</text:span></text:p>
          <text:list>
            <text:list-item>
              <text:p text:style-name="P1">Создание <text:span text:style-name="T135">статей в формате .html и иллюстраций к ним</text:span><text:tab/><text:span text:style-name="T5">Стр.9</text:span></text:p>
            </text:list-item>
            <text:list-item>
              <text:p text:style-name="P4"><text:span text:style-name="T109">Р</text:span><text:span text:style-name="T108">азработка и реализация системы </text:span><text:span text:style-name="T110">компиляции</text:span><text:tab/><text:span text:style-name="T5">Стр.10</text:span></text:p>
            </text:list-item>
            <text:list-item>
              <text:p text:style-name="P1">Оформление информационной базы сайта<text:tab/><text:span text:style-name="T5">Стр.?</text:span></text:p>
            </text:list-item>
            <text:list-item>
              <text:p text:style-name="P1">Создание динамической части сайта<text:tab/><text:span text:style-name="T5">Стр.?</text:span></text:p>
            </text:list-item>
          </text:list>
        </text:list-item>
        <text:list-item>
          <text:p text:style-name="P1">Заключение<text:tab/><text:span text:style-name="T5">Стр.?</text:span></text:p>
        </text:list-item>
        <text:list-item>
          <text:p text:style-name="P1">Список использованных источников<text:tab/><text:span text:style-name="T5">Стр.?</text:span></text:p>
        </text:list-item>
        <text:list-item>
          <text:p text:style-name="P1">Приложения<text:tab/><text:span text:style-name="T5">Стр.?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9"><text:soft-page-break/>Паспорт проекта</text:p>
      <text:p text:style-name="P9"/>
      <text:p text:style-name="P17">Цель проекта</text:p>
      <text:p text:style-name="P10">Прежде всего, целью проекта является создание <text:span text:style-name="T94">веб-ресурс</text:span>а<text:span text:style-name="T94"> “Algorithm” – </text:span>сайта в сети Интернет, который <text:span text:style-name="T95">будет содержать некоторое количество статей об одной из практических разделов предмета “Информатика и ИКТ”, именуемого программированием. Предполагается, что оный веб-ресурс облегчит работу учителей предмета “Информатика и ИКТ” и улучшит понимание основ программирования учащимися. Поэтому, конечной целью проекта можно назвать помощь тем, кто обучает информатике или учит её. </text:span></text:p>
      <text:p text:style-name="P10"/>
      <text:p text:style-name="P19"><text:span text:style-name="T31">А</text:span><text:span text:style-name="T17">ктуальность</text:span></text:p>
      <text:p text:style-name="P12"><text:span text:style-name="T17">На взгляд проектанта, </text:span><text:span text:style-name="T41">данный проект является весьма актуальным, а при успешной разработке будет весьма полезен для любого учащегося в 7-9 класс</text:span><text:span text:style-name="T45">ах</text:span><text:span text:style-name="T41">, владеющего русским языком. </text:span><text:span text:style-name="T42">Причин для оного заявления несколько, ниже приведены основные из них:</text:span></text:p>
      <text:p text:style-name="P15"><text:span text:style-name="T42">Л</text:span><text:span text:style-name="T17">ичный опыт:</text:span><text:span text:style-name="T18"> в течение трёх лет обучения проектант постоянно сталкивался с многочисленными просьбами о помощи, исходящими от других учащихся, у которых возникали проблемы, с несложными, на взгляд разрабатывающей проект личности, алгоритмами. </text:span><text:span text:style-name="T19">Также ему довелось напечатать небольшой неофициальный цикл стате</text:span><text:span text:style-name="T20">й</text:span><text:span text:style-name="T19">, </text:span><text:span text:style-name="T20">стиль объяснения внутри </text:span><text:span text:style-name="T19">котор</text:span><text:span text:style-name="T20">ых</text:span><text:span text:style-name="T19"> в профессиональной среде программистов называется “на пальцах”. </text:span><text:span text:style-name="T20">К сожалению, некоторая часть статей была утеряна на безвозвратной основе, некоторая – </text:span><text:span text:style-name="T30">не может быть опубликована</text:span><text:span text:style-name="T20">, так как была нацелена на </text:span><text:span text:style-name="T71">очень </text:span><text:span text:style-name="T20">узкую аудиторию. Однако имеенно в тот период времени у проектанта </text:span><text:soft-page-break/><text:span text:style-name="T20">зародилась идея о более серьёзном сборнике, который мог бы помочь учителям информатики в их работе.</text:span></text:p>
      <text:p text:style-name="P16"><text:span text:style-name="T43">П</text:span><text:span text:style-name="T17">роведённый опрос:</text:span><text:span text:style-name="T18"> к сожалению, опрос проводился довольно давно (в </text:span><text:span text:style-name="T69">2019</text:span><text:span text:style-name="T18"> </text:span><text:span text:style-name="T21">году</text:span><text:span text:style-name="T18">), </text:span><text:span text:style-name="T22">носил устную форму </text:span><text:span text:style-name="T18">и не был задокументирован, так как проектант не предполагал, что </text:span><text:span text:style-name="T21">это пригодится ему позже. Но весьма многие личности </text:span><text:span text:style-name="T22">тогда</text:span><text:span text:style-name="T21"> согласились, что были бы рады увидеть более полный цикл статей, описанный проектантом. </text:span><text:span text:style-name="T23">Это стало первой и основной причиной выбора поименованной выше темы проекта.</text:span></text:p>
      <text:p text:style-name="P18"/>
      <text:p text:style-name="P22"><text:span text:style-name="T62">Описание </text:span><text:span text:style-name="T63">предполагаемого продукта</text:span></text:p>
      <text:p text:style-name="P13"><text:span text:style-name="T33">Продуктом, </text:span><text:span text:style-name="T35">согласно замыслу автора проекта</text:span><text:span text:style-name="T33">, </text:span><text:span text:style-name="T17">является веб-ресурс “Al</text:span><text:span text:style-name="T47">g</text:span><text:span text:style-name="T17">orithm”, </text:span><text:span text:style-name="T33">разработанный</text:span><text:span text:style-name="T17"> на </text:span><text:span text:style-name="T32">основе </text:span><text:span text:style-name="T33">созданной проектантом системы </text:span><text:span text:style-name="T64">компиляции</text:span><text:span text:style-name="T33"> (сборки) определённого количества </text:span><text:span text:style-name="T64">наполнения</text:span><text:span text:style-name="T33"> (статей) в .</text:span><text:span text:style-name="T64">html </text:span><text:span text:style-name="T33">(формат хранения Интернет-сайтов) путём совмещения их с</text:span><text:span text:style-name="T39"> заранее созданными</text:span><text:span text:style-name="T33"> </text:span><text:span text:style-name="T64">шаблонами</text:span><text:span text:style-name="T33"> (общими для любой страницы </text:span><text:span text:style-name="T37">сайта </text:span><text:span text:style-name="T33">частями). </text:span><text:span text:style-name="T36">Оный веб-ресурс будет содержать некоторое количество статей о</text:span><text:span text:style-name="T39">б одной из</text:span><text:span text:style-name="T36"> практическ</text:span><text:span text:style-name="T39">их </text:span><text:span text:style-name="T36">част</text:span><text:span text:style-name="T39">ей</text:span><text:span text:style-name="T36"> предмета “Информатика и ИКТ”, именуемой программированием. </text:span><text:span text:style-name="T37">Возможно, он будет размещён в сети Интернет (при наличии в свободном доступе бесплатного </text:span><text:span text:style-name="T65">хостинга – </text:span><text:span text:style-name="T37">ресурса, который позволяет разместить сайт в Сети), либо – до накопления достаточного количества денежных средств проектантом для использования коммерческого хостинга – </text:span><text:span text:style-name="T38">он будет находится в свободном доступе в </text:span><text:span text:style-name="T66">репозитории –</text:span><text:span text:style-name="T38">удалённом </text:span><text:span text:style-name="T40">(</text:span><text:span text:style-name="T67">remote)</text:span><text:span text:style-name="T38"> хранилище –</text:span><text:span text:style-name="T66"> <text:s/></text:span><text:span text:style-name="T34">github.com</text:span><text:span text:style-name="T38">.</text:span></text:p>
      <text:p text:style-name="P11"><text:span text:style-name="T96">Важно заметить, что оный Интернет-ресурс не будет являться полноценной заменой урокам “Информатики и ИКТ”, так как: </text:span><text:span text:style-name="T92">а)</text:span><text:span text:style-name="T96"> будет содерждать объяснения лишь небольшой части предмета, которая, согласно личному опыту проектанта и проведённым им опросам, вызывает наибольшие </text:span><text:soft-page-break/><text:span text:style-name="T96">затруднения в освоении у учащихся; </text:span><text:span text:style-name="T92">б) </text:span><text:span text:style-name="T96">разработчик проекта также на данный момент является учащимся и не имеет педагогического образования.</text:span></text:p>
      <text:p text:style-name="P11"/>
      <text:p text:style-name="P20"><text:span text:style-name="T31">Ц</text:span><text:span text:style-name="T17">ел</text:span><text:span text:style-name="T44">и, </text:span><text:span text:style-name="T48">выполнение которых ведёт к созданию продукта </text:span><text:span text:style-name="T17">проекта</text:span></text:p>
      <text:list xml:id="list3149847787" text:style-name="L1">
        <text:list-item>
          <text:p text:style-name="P50"><text:span text:style-name="T17">Собрать определённое количество информации.</text:span><text:span text:style-name="T24"> Цель можно разбить на следующие задачи:</text:span></text:p>
          <text:list>
            <text:list-item>
              <text:p text:style-name="P51"><text:span text:style-name="T29">Выб</text:span><text:span text:style-name="T28">рать</text:span><text:span text:style-name="T29"> необходимы</text:span><text:span text:style-name="T28">е</text:span><text:span text:style-name="T29"> для создания сайтов инструмент</text:span><text:span text:style-name="T28">ы</text:span><text:span text:style-name="T29">;</text:span></text:p>
            </text:list-item>
            <text:list-item>
              <text:p text:style-name="P52"><text:span text:style-name="T28">П</text:span><text:span text:style-name="T18">одготовить небольшие конспекты о принципах работы </text:span><text:span text:style-name="T28">алгоритмов с наглядными примерами</text:span><text:span text:style-name="T18">;</text:span></text:p>
            </text:list-item>
          </text:list>
        </text:list-item>
        <text:list-item>
          <text:p text:style-name="P53"><text:span text:style-name="T17">Создать цикл </text:span><text:span text:style-name="T46">доступных </text:span><text:span text:style-name="T17">статей о</text:span><text:span text:style-name="T49">б</text:span><text:span text:style-name="T17"> алгоритмах</text:span><text:span text:style-name="T49">.</text:span><text:span text:style-name="T24"> Цель можно разбить на следующие задачи:</text:span></text:p>
          <text:list>
            <text:list-item>
              <text:p text:style-name="P54"><text:span text:style-name="T18">Основываясь на созданных </text:span><text:span text:style-name="T25">ранее </text:span><text:span text:style-name="T18">конспектах, </text:span><text:span text:style-name="T25">подготовить необходимое количество статей в формате .html;</text:span></text:p>
            </text:list-item>
            <text:list-item>
              <text:p text:style-name="P55"><text:span text:style-name="T18"><text:s/></text:span><text:span text:style-name="T26">Подготовить </text:span><text:span text:style-name="T27">наглядные иллюстрации (т. е. “картинки”) <text:s/>в формате </text:span><text:span text:style-name="T70">.png </text:span><text:span text:style-name="T27">(весьма удобный для редактирования и поддерживаемый большинством браузеров формат хранения изображений); </text:span></text:p>
            </text:list-item>
          </text:list>
        </text:list-item>
        <text:list-item>
          <text:p text:style-name="P57"><text:span text:style-name="T13">Разработать web-ресурс для хранения </text:span><text:span text:style-name="T14">оных</text:span><text:span text:style-name="T13"> алгоритмов. </text:span><text:span text:style-name="T7">Цель можно разбить на следующие задачи:</text:span></text:p>
          <text:list>
            <text:list-item>
              <text:p text:style-name="P60"><text:span text:style-name="T7">Р</text:span><text:span text:style-name="T6">азработка и реализация системы, позволяющей быстро компилировать сайт из готовых шаблонов и статей;</text:span></text:p>
            </text:list-item>
            <text:list-item>
              <text:p text:style-name="P56">Создание приятного внешне и удобного в использовании интерфейса сайта;</text:p>
            </text:list-item>
            <text:list-item>
              <text:p text:style-name="P61"><text:span text:style-name="T6">Поочерёдное </text:span><text:span text:style-name="T8">добавление</text:span><text:span text:style-name="T6"> статей на </text:span><text:span text:style-name="T8">готовый </text:span><text:span text:style-name="T6">сайт;</text:span></text:p>
            </text:list-item>
          </text:list>
        </text:list-item>
      </text:list>
      <text:p text:style-name="P29"><text:soft-page-break/><text:span text:style-name="T90">А</text:span><text:span text:style-name="T89">нализ работы над проектом</text:span></text:p>
      <text:p text:style-name="P30"><text:span text:style-name="T90">Т</text:span><text:span text:style-name="T89">еоретическая часть</text:span></text:p>
      <text:p text:style-name="P23"><text:span text:style-name="T63">П</text:span><text:span text:style-name="T62">ричина выбора </text:span><text:span text:style-name="T68">сайта</text:span><text:span text:style-name="T62"> для хранения цикла статей</text:span></text:p>
      <text:p text:style-name="P24">Так как название проекта содержит слово “алгоритмов” во множественном числе, то логично сделать следующий вывод: продуктом будет являться не одна статья, разъясняющая конкретный алгоритм, а цикл или сборник оных.</text:p>
      <text:p text:style-name="P24">Способов хранения массивов статей существует немалое количество: справочник или учебник в максимально привычном формате, компакт-диск с <text:span text:style-name="T53">лекциями в формате видеоуроков</text:span>, <text:span text:style-name="T54">веб-ресурс и другие. Конечно, люди различаются по типу информации, которую им максимально удобно воспринимать, но всё же самым распространённым в современном обществе определённо является текстовый способ хранения информации. Он имеет ряд преимуществ, благодаря которым и был мной выбран: объем, необходимый для хранения </text:span><text:span text:style-name="T56">(для сравнения, видео в формате HD720p (</text:span><text:span text:style-name="T57">30fps</text:span><text:span text:style-name="T56">) с форматом аудио </text:span><text:span text:style-name="T57">AAC 192kbps длительностью в 43 (сорок три) минуты занимает 2Gb свободного места, а субтитры в виде текста к этому же видео – 50Kb, что почти в </text:span><text:span text:style-name="T60">42 000 (сорок две тысячи) раз меньше</text:span><text:span text:style-name="T57">)</text:span><text:span text:style-name="T73">, </text:span><text:span text:style-name="T74">относительная простота создания статей, доступность буквально каждому. </text:span></text:p>
      <text:p text:style-name="P25"><text:span text:style-name="T74">М</text:span><text:span text:style-name="T72">естом же хранения был выбран доступный каждому современному человеку, не обладающему никакими специфическими навыками, ресурс – сеть Интернет. </text:span><text:span text:style-name="T76">Как уже было сказано, его главным достоинством является общедоступность, что и сыграло ключевую роль в выборе места размещения продукта проекта. </text:span></text:p>
      <text:p text:style-name="P26"><text:span text:style-name="T76">С</text:span><text:span text:style-name="T72">уществует несколько способов хранения </text:span><text:span text:style-name="T77">статей в Интернете</text:span><text:span text:style-name="T78">, </text:span><text:span text:style-name="T80">однако был выбран самый надёжный: </text:span><text:span text:style-name="T79">воспользоваться хостинговым ресурсом и </text:span><text:soft-page-break/><text:span text:style-name="T79">разместить сайт со статьями по специальному </text:span><text:span text:style-name="T58">URL-адресу </text:span><text:span text:style-name="T79">(адресу, через который можно получить доступ к находящемуся в сети Интернет сайту). </text:span></text:p>
      <text:p text:style-name="P27"><text:span text:style-name="T79">Э</text:span><text:span text:style-name="T72">тот способ имеет следующие </text:span><text:span text:style-name="T83">преимущества</text:span><text:span text:style-name="T72"> и </text:span><text:span text:style-name="T83">недостатки</text:span><text:span text:style-name="T72">:</text:span></text:p>
      <text:p text:style-name="P31"><text:span text:style-name="T72">+ </text:span><text:span text:style-name="T81">Легкость восприятия: </text:span><text:span text:style-name="T86">информацию гораздо легче воспринимать при наличии красивого оформления и удобной навигации;</text:span></text:p>
      <text:p text:style-name="P32"><text:span text:style-name="T81">- Сложность в создании: </text:span><text:span text:style-name="T86">“красивое оформление и удобную навигацию” придётся создавать вручную;</text:span></text:p>
      <text:p text:style-name="P33"><text:span text:style-name="T81">+ </text:span><text:span text:style-name="T82">Свобода выбора: </text:span><text:span text:style-name="T87">отсутствуют ограничения на что-либо; при желании можно размещать на своём сайте любое количество рекламы, вводить оплату за определённые действия, </text:span><text:span text:style-name="T88">оформлять в собственном стиле;</text:span></text:p>
      <text:p text:style-name="P34"><text:span text:style-name="T72">- Стоимость: </text:span><text:span text:style-name="T85">главный, с точки зрения проектанта минус; однако существуют хостинги, выдающие URL-адрес на ограниченный срок, чем можно воспользоваться для демонстрации работы проекта;</text:span></text:p>
      <text:p text:style-name="P28"><text:span text:style-name="T72">Таким образом, единственным </text:span><text:span text:style-name="T84">существенным недостатком размещения сайта по URL-адресу является необходимость в наличии, собственно, грамотно созданного и приятно оформленного сайта.</text:span></text:p>
      <text:p text:style-name="P21">Выбор инструменто<text:span text:style-name="T128">в</text:span> для создания сайта</text:p>
      <text:p text:style-name="P14">Так как сайт должен содержать лишь определённое количество статей и не будет выполнять продвинутого взаимодействия с пользователем, то набор инструментов для его создания не будет слишком большим:</text:p>
      <text:list xml:id="list1732340449" text:style-name="L2">
        <text:list-item>
          <text:p text:style-name="P47"><text:span text:style-name="T129">Язык вёрстки: HTML – </text:span><text:span text:style-name="T50">стандартизированный язык разметки документов во Всемирной паутине </text:span><text:span text:style-name="T129">(ru.wikipedia.org); </text:span><text:span text:style-name="T51">и</text:span><text:span text:style-name="T50">менно он будет отвечать за элементы, находящиеся на сайте, то есть – за содержимое ресурса;</text:span></text:p>
        </text:list-item>
        <text:list-item>
          <text:p text:style-name="P48"><text:soft-page-break/><text:span text:style-name="T130"><text:s/></text:span><text:span text:style-name="T131">Язык оформления: </text:span><text:span text:style-name="T132">СSS – </text:span><text:span text:style-name="T51">язык для формирования внешнего вида документа, созданного с помощью языка разметки </text:span><text:span text:style-name="T130">(ru.wikipedia.org); </text:span><text:span text:style-name="T52">при правильном использовании он гарантирует сайту благоприятный внешний вид;</text:span></text:p>
        </text:list-item>
        <text:list-item>
          <text:p text:style-name="P49"><text:span text:style-name="T133">Скриптовый язык: JavaScript – </text:span><text:span text:style-name="T98">прототипно-ориентированный сценарный язык программирования </text:span><text:span text:style-name="T101">(ru.wikipedia.org); </text:span><text:span text:style-name="T99">с его помощью будет реализована работа некоторых интерактивных элементов (к примеру – кнопки “скрыть меню”</text:span><text:span text:style-name="T100">);</text:span></text:p>
        </text:list-item>
        <text:list-item>
          <text:p text:style-name="P58"><text:span text:style-name="T125">Язык для разработки системы компиляции: Python3 – </text:span><text:span text:style-name="T103">высокоуровневый</text:span><text:a xlink:type="simple" xlink:href="https://ru.wikipedia.org/wiki/Высокоуровневый_язык_программирования" text:style-name="Internet_20_link" text:visited-style-name="Visited_20_Internet_20_Link"> </text:a><text:span text:style-name="T103">язык программирования </text:span><text:span text:style-name="T126">общего назначения с </text:span><text:span text:style-name="T103">динамической строгой </text:span><text:span text:style-name="T126">типизацией и автоматическим управлением памятью, ориентированный на повышение производительности разработчика, читаемости кода и его качества, а также на обеспечение переносимости написанных на нём программ</text:span><text:span text:style-name="T104"> </text:span><text:span text:style-name="T102">(ru.wikipedia.org); </text:span><text:span text:style-name="T106">с его помощью планируется разработка уникальной авторской системы сборки сайта;</text:span></text:p>
        </text:list-item>
      </text:list>
      <text:p text:style-name="P35"><text:span text:style-name="T105">Утверждается, что при грамотном использовании оных инструментов можно создать жизнеспособный сайт с приятным оформлением. При применении же более продвинутого ПО необходимо качественное оборудование: </text:span><text:span text:style-name="T107">рабочая</text:span><text:span text:style-name="T105"> </text:span><text:span text:style-name="T112">ЭВМ</text:span><text:span text:style-name="T105"> (Электронно-Вычислительная Машина) </text:span><text:span text:style-name="T107">проектанта не способна справиться с более современными средствами <text:s/>разработки.</text:span></text:p>
      <text:p text:style-name="P37">Подготовка конспектов с принципами работы алгоритмов</text:p>
      <text:p text:style-name="P40"><text:span text:style-name="T115">Д</text:span><text:span text:style-name="T114">ля достаточной грамотности в объяснении материала </text:span><text:span text:style-name="T116">проектантом было изучено немало статей на подобных ресурсах (самый известный из них – </text:span><text:span text:style-name="T122">habr.com</text:span><text:span text:style-name="T116">, </text:span><text:span text:style-name="T117">остальные были весьма разрознены и использовались для того, чтобы проектант мог увидеть, как другие люди разбирают алгоритмы) и собственны</text:span><text:span text:style-name="T118">х</text:span><text:span text:style-name="T117"> конспект</text:span><text:span text:style-name="T118">ов</text:span><text:span text:style-name="T117">, </text:span><text:span text:style-name="T118">которые были </text:span><text:span text:style-name="T117">записаны во время занятий на курсах </text:span><text:soft-page-break/><text:span text:style-name="T117">программирования. </text:span><text:span text:style-name="T119">Все конспекты хранились в письменном виде и на данный момент, к сожалению, находятся вне зоны доступа. </text:span></text:p>
      <text:p text:style-name="P41"><text:span text:style-name="T119">В</text:span><text:span text:style-name="T114">се примеры к использованию алгоритмов были придуманы проектантом самостоятельно и описаны на трёх языках программирования:</text:span></text:p>
      <text:list xml:id="list1065891245" text:style-name="L3">
        <text:list-item>
          <text:p text:style-name="P62"><text:span text:style-name="T114">Чаще всего в российских школах преподают </text:span><text:span text:style-name="T121">Pascal</text:span><text:span text:style-name="T114">, поэтому его нельзя было не включить;</text:span></text:p>
        </text:list-item>
        <text:list-item>
          <text:p text:style-name="P62"><text:span text:style-name="T114">Язык </text:span><text:span text:style-name="T121">Python3 </text:span><text:span text:style-name="T114">становится очень популярным; в некоторых столичных школах переходят на обучение ему; многие, кто учился программированию самостоятельно, <text:s/>обучался на нём;</text:span></text:p>
        </text:list-item>
        <text:list-item>
          <text:p text:style-name="P62"><text:span text:style-name="T114">Язык </text:span><text:span text:style-name="T121">С++ </text:span><text:span text:style-name="T114">уже много лет считается негласным стандартом в программировании и не сдаёт позиции; в большинстве случаев алгоритмы опивсыают именно на нём;</text:span></text:p>
          <text:list>
            <text:list-header>
              <text:p text:style-name="P36"><text:span text:style-name="T114">Создание </text:span><text:span text:style-name="T120">статей в формате .html и иллюстраций к ним</text:span></text:p>
            </text:list-header>
          </text:list>
        </text:list-item>
      </text:list>
      <text:p text:style-name="P38"><text:s text:c="3"/><text:span text:style-name="T136">Так как в следующей цели одна из задач предполагает создание уникальной (авторской) системы компиляции сайта, то файлы со статьями могут быть освобождены от лишней нагрузки (оформление и функционал будут вынесены в отдельные шаблоны), следовательно, они должны содержать только непосредственно текст статей.</text:span></text:p>
      <text:p text:style-name="P39">Все статьи, как и поясняющие рисунки, во избежание каких-либо проблем с авторскими правами, были написаны проектантом собственноручно. Стоит отдельно сказать, что стиль текста был выбран научно-популярный (как наиболее понятный человеку с разумом учащегося средней школы), с некоторым упрощением объясняемой информации (к примеру, замена части терминов более простыми), но без перехода в шутки и без отходов от темы статьи. </text:p>
      <text:p text:style-name="P39"><text:soft-page-break/>Форматом иллюстраций был выбрат <text:span text:style-name="T91">.png</text:span><text:span text:style-name="T93">, </text:span><text:span text:style-name="T137">который охарактеризован учебником информатики за десятый класс К. Ю. Полякова и Е. А. Еремина следующим образом: </text:span><text:span text:style-name="T61">PNG </text:span><text:span text:style-name="T59">(англ. Portable Network Graphics – переносимые сетевые изображения; файлы с расширением png) – формат, поддерживающий как режим истинного цвета, так и кодирование с палитрой; части изображения могут быть прозрачными и даже полупрозрачными (32-битное кодирование RGBA, где четвёрный байт задаёт прозрачность); изображение сжимается без искажения; анимация не поддерживается. </text:span><text:span text:style-name="T138">Причиной такого выбора стало:</text:span></text:p>
      <text:list xml:id="list2894890788" text:style-name="L4">
        <text:list-item>
          <text:p text:style-name="P63">Небольшой относительно других часто используемых в WEB-разработке форматов размер;</text:p>
        </text:list-item>
        <text:list-item>
          <text:p text:style-name="P63">Отсутствие возможности реализовать анимацию, что не было необходимым;</text:p>
        </text:list-item>
        <text:list-item>
          <text:p text:style-name="P63">Возможность удобной работы с оным форматом во всех растровых редакторах, <text:span text:style-name="T55">которые для своего запуска не требуют эмуляции <text:s/>DOS;</text:span></text:p>
        </text:list-item>
      </text:list>
      <text:list xml:id="list174504450549037" text:continue-list="list42787078" text:style-name="WWNum1">
        <text:list-item>
          <text:list>
            <text:list-header>
              <text:p text:style-name="P64"><text:span text:style-name="T139">Р</text:span>азработка и реализация системы <text:span text:style-name="T138">компиляции</text:span></text:p>
            </text:list-header>
          </text:list>
        </text:list-item>
      </text:list>
      <text:p text:style-name="P59"><text:span text:style-name="T111">Для максимально комфортной работы над разработкой WEB-сайта (под “максимально комфортной” автор подразумевает максимально автоматизированную, когда от человека требуется только создавать статьи и без излишних усилий добавлять их на сайт) проектанту требовалась уникальная система компиляции сайта. Такие, безусловно, существуют, и далеко не в едином экземпляре. Но есть один нюанс. Он заключается в том, что эти системы работают со слишком мощными для ЭВМ автора проекта инструментами. Следовательно, требуется своя система, которая будет использовать простейшие, поименованные выше средства разработки. Таковая была реализована проектантом в сжатые сроки (так как не являлась центральной темой проекта). Были написаны два </text:span><text:span text:style-name="T113">скрипта</text:span><text:span text:style-name="T111"> </text:span><text:soft-page-break/><text:span text:style-name="T111">(сценария, </text:span><text:span text:style-name="T127">в котором прописаны отдельные последовательности действий, созданные для автоматического выполнения задачи</text:span><text:span text:style-name="T111">). Один из них подставляет в файлы </text:span><text:span text:style-name="T124">.css</text:span><text:span text:style-name="T111">, что отвечают за оформление сайта, на места заранее определённых констант правильные цвета. Это очень удобно, так как в трёх файлах (для трёх размеров сайта) содержатся одни и те же цвета; оный скрипт был написан, чтобы не менять их значения вручную. Второй же собирает все страницы сайта по одной и той же схеме, подставляя содержимое внутрь и помогая избежать монотонной работы (к примеру, обновления меню навигации на всех страницах вручную) и сконцентрировать внимание разработчика на качестве статьи. Подробнее вы можете узнать о принципе работы в </text:span><text:span text:style-name="T124">приложении 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Segoe UI Symbol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WWNum1" style:class="text" style:master-page-name="">
      <style:paragraph-properties fo:margin-left="0.2492in" fo:margin-right="0in" fo:margin-top="0in" fo:margin-bottom="0.139in" loext:contextual-spacing="false" fo:line-height="100%" fo:text-align="justify" style:justify-single-word="false" fo:text-indent="0in" style:auto-text-indent="false" style:page-number="auto">
        <style:tab-stops>
          <style:tab-stop style:position="6.2992in" style:type="char" style:char=".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4pt" officeooo:rsid="002302fc" style:font-name-asian="Calibri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92in" style:type="center"/>
          <style:tab-stop style:position="6.4984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492in" style:type="center"/>
          <style:tab-stop style:position="6.4984in" style:type="right"/>
        </style:tab-stops>
      </style:paragraph-properties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text:style-name="Numbering_20_Symbols" style:num-prefix="    " style:num-suffix=". " style:num-format="1" text:display-levels="2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 style:list-style-name="">
      <style:paragraph-properties fo:margin-left="0in" fo:margin-right="0in" fo:text-align="center" style:justify-single-word="false" fo:text-indent="0in" style:auto-text-indent="false"/>
      <style:text-properties fo:color="#000000" fo:background-color="#ffffff"/>
    </style:style>
    <style:page-layout style:name="Mpm1">
      <style:page-layout-properties fo:page-width="8.2701in" fo:page-height="11.6902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ootnote" style:page-layout-name="Mpm2"/>
    <style:master-page style:name="Endnot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17:41:17.114061449</meta:creation-date>
    <dc:date>2021-04-08T17:45:03.494077632</dc:date>
    <meta:editing-duration>P2DT48M2S</meta:editing-duration>
    <meta:editing-cycles>156</meta:editing-cycles>
    <meta:generator>LibreOffice/6.0.7.3$Linux_x86 LibreOffice_project/00m0$Build-3</meta:generator>
    <meta:document-statistic meta:table-count="0" meta:image-count="0" meta:object-count="0" meta:page-count="11" meta:paragraph-count="79" meta:word-count="1744" meta:character-count="13311" meta:non-whitespace-character-count="11608"/>
  </office:meta>
</office:document-meta>
</file>